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fe66b" officeooo:paragraph-rsid="000fe66b"/>
    </style:style>
    <style:style style:name="P2" style:family="paragraph" style:parent-style-name="Standard">
      <style:text-properties officeooo:rsid="000fe66b" officeooo:paragraph-rsid="00111f09"/>
    </style:style>
    <style:style style:name="P3" style:family="paragraph" style:parent-style-name="Standard">
      <style:text-properties officeooo:rsid="00111f09" officeooo:paragraph-rsid="00111f09"/>
    </style:style>
    <style:style style:name="P4" style:family="paragraph" style:parent-style-name="Standard">
      <style:text-properties officeooo:rsid="0011d70e" officeooo:paragraph-rsid="0011d70e"/>
    </style:style>
    <style:style style:name="T1" style:family="text">
      <style:text-properties officeooo:rsid="00111f09"/>
    </style:style>
    <style:style style:name="T2" style:family="text">
      <style:text-properties officeooo:rsid="0011fca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xplain why the monitor 'ARMON&gt;' prompt </text:p>
      <text:p text:style-name="P1">appears between the prints for 5 and 4 ?</text:p>
      <text:p text:style-name="P1"/>
      <text:p text:style-name="P1">In the while loop inside main.c, which is keep on running , we have only two functions.</text:p>
      <text:p text:style-name="P1"/>
      <text:p text:style-name="P1">1. TaskInput();</text:p>
      <text:p text:style-name="P1">2. taskcounter();</text:p>
      <text:p text:style-name="P1"/>
      <text:p text:style-name="P1">Normal operation of TaskInput()</text:p>
      <text:p text:style-name="P1"/>
      <text:p text:style-name="P1">TaskInput is the function which is responsible for printing ARMON&gt; in the prompt.</text:p>
      <text:p text:style-name="P1">In TaskInput [ inside parser.c ], there is a variable 'printPrompt'. When this variable is one, TaskInput will print 'ARMON&gt;'. <text:s/>But after printing ARMON for one time, <text:s/>'printPrompt' will be set to zero.</text:p>
      <text:p text:style-name="P1">PrintPrompt will be one, only if somebody presses ENTER again.</text:p>
      <text:p text:style-name="P1"/>
      <text:p text:style-name="P1">So we can see that after printing the first ARMON, the next ARMON will come only after we </text:p>
      <text:p text:style-name="P1">pressing an ENTER key.</text:p>
      <text:p text:style-name="P1"/>
      <text:p text:style-name="P1">Our Case</text:p>
      <text:p text:style-name="P1"/>
      <text:p text:style-name="P2">1. TaskInput();</text:p>
      <text:p text:style-name="P2">2. taskcounter();</text:p>
      <text:p text:style-name="P2"/>
      <text:p text:style-name="P3">Both of these functions will be executed one by one.</text:p>
      <text:p text:style-name="P3">For example, when we give command “count 15”, followed by enter, ARMON will be printed for one time.</text:p>
      <text:p text:style-name="P3">After that our function will be printing all our counting stuff. Since there is no ENTER, there wont be any ARMON&gt;.</text:p>
      <text:p text:style-name="P3"/>
      <text:p text:style-name="P3">After printing all the count values, <text:span text:style-name="T2">when </text:span>we press ENTER <text:span text:style-name="T2">then</text:span> ARMON&gt; will come again.</text:p>
      <text:p text:style-name="P3"/>
      <text:p text:style-name="P1"/>
      <text:p text:style-name="P1"/>
      <text:p text:style-name="P1"><text:span text:style-name="T2">Also we can see that, when count reaches around 1000 or so, if we keep on pressing ENTER, we can see ARMON&gt; a lot.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4">We are using shared memory for </text:p>
      <text:p text:style-name="P4">communication here, why do we not need a </text:p>
      <text:p text:style-name="P4">semaphore, or other mutex operation to protect </text:p>
      <text:p text:style-name="P4">accesses to the shared variable?</text:p>
      <text:p text:style-name="P4"/>
      <text:p text:style-name="P4"/>
      <text:p text:style-name="P4">Our shared varable is being used between only two functions. </text:p>
      <text:p text:style-name="P4">And these two functions are guarantied to execute one by one, since they are being called after the other on while loop in main.c</text:p>
      <text:p text:style-name="P4">Only after one function is completely executed, the other function will be started.</text:p>
      <text:p text:style-name="P4">In other words, there is NO task scheduler, <text:s/>which will stop one function and will start the second one.</text:p>
      <text:p text:style-name="P4"><text:s/></text:p>
      <text:p text:style-name="P4">So there is never a case of conflict for our shared variable <text:span text:style-name="T2">as of now.</text:span></text:p>
      <text:p text:style-name="P4"/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26T19:49:06.952527080</meta:creation-date>
    <dc:date>2014-09-26T20:27:12.469269250</dc:date>
    <meta:editing-duration>PT21M14S</meta:editing-duration>
    <meta:editing-cycles>3</meta:editing-cycles>
    <meta:generator>LibreOffice/4.2.3.3$Linux_x86 LibreOffice_project/420m0$Build-3</meta:generator>
    <meta:document-statistic meta:table-count="0" meta:image-count="0" meta:object-count="0" meta:page-count="2" meta:paragraph-count="29" meta:word-count="319" meta:character-count="1801" meta:non-whitespace-character-count="1492"/>
  </office:meta>
</office:document-meta>
</file>